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bcb1" officeooo:paragraph-rsid="0025bcb1"/>
    </style:style>
    <style:style style:name="T1" style:family="text">
      <style:text-properties officeooo:rsid="0020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;<text:line-break/>_id</text:p>
      <text:p text:style-name="P1">firstName</text:p>
      <text:p text:style-name="P1">lastName</text:p>
      <text:p text:style-name="P1">email: </text:p>
      <text:p text:style-name="P1">dateOfBirth: </text:p>
      <text:p text:style-name="P1">homeAddress: _homeAddress,</text:p>
      <text:p text:style-name="P1">idVerified: _idVerified,</text:p>
      <text:p text:style-name="P1">accessLevel: _accessLevel,</text:p>
      <text:p text:style-name="P1">assetsFunded: [_assetsFunded],</text:p>
      <text:p text:style-name="P1">stakes: _stak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49:45.164390602</meta:creation-date>
    <dc:date>2017-12-29T02:50:59.723095939</dc:date>
    <meta:editing-duration>PT53M46S</meta:editing-duration>
    <meta:editing-cycles>1</meta:editing-cycles>
    <meta:document-statistic meta:table-count="0" meta:image-count="0" meta:object-count="0" meta:page-count="1" meta:paragraph-count="10" meta:word-count="16" meta:character-count="167" meta:non-whitespace-character-count="159"/>
    <meta:generator>LibreOffice/5.4.2.2$Linux_X86_64 LibreOffice_project/22b09f6418e8c2d508a9eaf86b2399209b0990f4</meta:generator>
  </office:meta>
</office:document-meta>
</file>